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2pt" style:font-size-asian="12pt" style:font-size-complex="12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color="#ffffff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4cm" svg:height="1cm" svg:x="15cm" svg:y="6cm">
          <text:p text:style-name="P1"><text:span text:style-name="T1">Empres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cm" svg:height="1cm" svg:x="14cm" svg:y="14cm">
          <text:p text:style-name="P1"><text:span text:style-name="T1">Adjunt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1cm" svg:x="12cm" svg:y="2cm">
          <text:p text:style-name="P1"><text:span text:style-name="T1">Entida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cm" svg:height="1cm" svg:x="24cm" svg:y="14cm">
          <text:p text:style-name="P1"><text:span text:style-name="T1">Notici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cm" svg:height="1cm" svg:x="3cm" svg:y="6cm">
          <text:p text:style-name="P1"><text:span text:style-name="T1">Ag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3cm" svg:x="9.5cm" svg:y="5cm">
          <text:p text:style-name="P1"><text:span text:style-name="T1">sig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3cm" svg:height="3cm" svg:x="20.5cm" svg:y="7cm">
          <text:p text:style-name="P1"><text:span text:style-name="T1">reg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3cm" svg:height="3cm" svg:x="9.5cm" svg:y="9cm">
          <text:p text:style-name="P2"><text:span text:style-name="T2">Autoriza</text:span></text:p>
          <text:p text:style-name="P2"><text:span text:style-name="T2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3cm" svg:height="3cm" svg:x="19.5cm" svg:y="13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5cm" svg:y1="6cm" svg:x2="14cm" svg:y2="3cm" draw:start-shape="id1" draw:start-glue-point="0" draw:end-shape="id2" draw:end-glue-point="2" svg:d="m5000 6000v-1500h9000v-1500" svg:viewBox="0 0 9001 3001">
          <text:p/>
        </draw:connector>
        <draw:connector draw:style-name="gr2" draw:text-style-name="P3" draw:layer="layout" svg:x1="17cm" svg:y1="6cm" svg:x2="14cm" svg:y2="3cm" draw:start-shape="id3" draw:start-glue-point="0" draw:end-shape="id2" draw:end-glue-point="2" svg:d="m17000 6000v-1500h-3000v-1500" svg:viewBox="0 0 3001 3001">
          <text:p/>
        </draw:connector>
        <draw:connector draw:style-name="gr3" draw:text-style-name="P3" draw:layer="layout" svg:x1="7cm" svg:y1="6.5cm" svg:x2="9.5cm" svg:y2="6.5cm" draw:start-shape="id1" draw:start-glue-point="1" draw:end-shape="id4" draw:end-glue-point="5" svg:d="m7000 6500h2500" svg:viewBox="0 0 2501 1">
          <text:p/>
        </draw:connector>
        <draw:connector draw:style-name="gr3" draw:text-style-name="P3" draw:layer="layout" svg:x1="12.5cm" svg:y1="6.5cm" svg:x2="15cm" svg:y2="6.5cm" draw:start-shape="id4" draw:start-glue-point="7" draw:end-shape="id3" draw:end-glue-point="3" svg:d="m12500 6500h2500" svg:viewBox="0 0 2501 1">
          <text:p/>
        </draw:connector>
        <draw:connector draw:style-name="gr3" draw:text-style-name="P3" draw:layer="layout" svg:x1="19cm" svg:y1="6.5cm" svg:x2="22cm" svg:y2="7cm" draw:start-shape="id3" draw:start-glue-point="1" draw:end-shape="id5" draw:end-glue-point="4" svg:d="m19000 6500h750v-1h2250v501" svg:viewBox="0 0 3001 502">
          <text:p/>
        </draw:connector>
        <draw:connector draw:style-name="gr3" draw:text-style-name="P3" draw:layer="layout" svg:x1="22cm" svg:y1="10cm" svg:x2="26cm" svg:y2="14cm" draw:start-shape="id5" draw:start-glue-point="6" draw:end-shape="id6" draw:end-glue-point="0" svg:d="m22000 10000v2001h4000v1999" svg:viewBox="0 0 4001 4001">
          <text:p/>
        </draw:connector>
        <draw:connector draw:style-name="gr3" draw:text-style-name="P3" draw:layer="layout" svg:x1="24cm" svg:y1="14.5cm" svg:x2="22.5cm" svg:y2="14.5cm" draw:start-shape="id6" draw:start-glue-point="3" draw:end-shape="id7" draw:end-glue-point="7" svg:d="m24000 14500h-1500" svg:viewBox="0 0 1501 1">
          <text:p/>
        </draw:connector>
        <draw:connector draw:style-name="gr3" draw:text-style-name="P3" draw:layer="layout" svg:x1="19.5cm" svg:y1="14.5cm" svg:x2="18cm" svg:y2="14.5cm" draw:start-shape="id7" draw:start-glue-point="5" draw:end-shape="id8" draw:end-glue-point="1" svg:d="m19500 14500h-1500" svg:viewBox="0 0 1501 1">
          <text:p/>
        </draw:connector>
        <draw:connector draw:style-name="gr3" draw:text-style-name="P3" draw:layer="layout" svg:x1="5cm" svg:y1="7cm" svg:x2="9.5cm" svg:y2="10.5cm" draw:start-shape="id1" draw:start-glue-point="2" draw:end-shape="id9" draw:end-glue-point="5" svg:d="m5000 7000v3500h4500" svg:viewBox="0 0 4501 3501">
          <text:p/>
        </draw:connector>
        <draw:connector draw:style-name="gr3" draw:text-style-name="P3" draw:layer="layout" svg:x1="12.5cm" svg:y1="10.5cm" svg:x2="17cm" svg:y2="7cm" draw:start-shape="id9" draw:start-glue-point="7" draw:end-shape="id3" draw:end-glue-point="2" svg:d="m12500 10500h4500v-3500" svg:viewBox="0 0 4501 3501">
          <text:p/>
        </draw:connector>
        <draw:custom-shape draw:style-name="gr1" draw:text-style-name="P4" xml:id="id15" draw:id="id15" draw:layer="layout" svg:width="2cm" svg:height="1cm" svg:x="17cm" svg:y="1.1cm">
          <text:p text:style-name="P3"><text:span text:style-name="T3">Telefo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3" draw:id="id13" draw:layer="layout" svg:width="2cm" svg:height="1cm" svg:x="9.2cm" svg:y="1cm">
          <text:p text:style-name="P3"><text:span text:style-name="T3">Domicil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4" draw:id="id14" draw:layer="layout" svg:width="2cm" svg:height="1cm" svg:x="13.2cm" svg:y="0.8cm">
          <text:p text:style-name="P5"><text:span text:style-name="T4">C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2cm" svg:height="1cm" svg:x="8.8cm" svg:y="2.4cm">
          <text:p text:style-name="P3"><text:span text:style-name="T3">E-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2cm" svg:height="1cm" svg:x="2.3cm" svg:y="4.4cm">
          <text:p text:style-name="P3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2cm" svg:height="1cm" svg:x="2cm" svg:y="7.4cm">
          <text:p text:style-name="P3"><text:span text:style-name="T3">Apelli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2cm" svg:height="1cm" svg:x="17.6cm" svg:y="4.4cm">
          <text:p text:style-name="P3"><text:span text:style-name="T3">Razon</text:span></text:p>
          <text:p text:style-name="P3"><text:span text:style-name="T3">So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8" draw:id="id18" draw:layer="layout" svg:width="2cm" svg:height="1cm" svg:x="14.8cm" svg:y="15.5cm">
          <text:p text:style-name="P3"><text:span text:style-name="T3">Adju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7" draw:id="id17" draw:layer="layout" svg:width="2cm" svg:height="1cm" svg:x="11.7cm" svg:y="15cm">
          <text:p text:style-name="P5"><text:span text:style-name="T4">ID</text:span></text:p>
          <text:p text:style-name="P5"><text:span text:style-name="T4">Adju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2" draw:id="id22" draw:layer="layout" svg:width="2cm" svg:height="1cm" svg:x="26.3cm" svg:y="15.6cm">
          <text:p text:style-name="P3"><text:span text:style-name="T3">Conteni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1" draw:id="id21" draw:layer="layout" svg:width="2.6cm" svg:height="1cm" svg:x="23.2cm" svg:y="15.5cm">
          <text:p text:style-name="P3"><text:span text:style-name="T3">Encabez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0" draw:id="id20" draw:layer="layout" svg:width="2cm" svg:height="1cm" svg:x="26.4cm" svg:y="12.5cm">
          <text:p text:style-name="P7"><text:span text:style-name="T5">Fecha</text:span></text:p>
          <text:p text:style-name="P7"><text:span text:style-name="T5">Cre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9" draw:id="id19" draw:layer="layout" svg:width="2cm" svg:height="1cm" svg:x="23.6cm" svg:y="12.5cm">
          <text:p text:style-name="P5"><text:span text:style-name="T4">Codigo</text:span></text:p>
          <text:p text:style-name="P5"><text:span text:style-name="T4">Noti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.593cm" svg:y1="5.254cm" svg:x2="3cm" svg:y2="6.5cm" draw:start-shape="id10" draw:start-glue-point="7" draw:end-shape="id1" draw:end-glue-point="3" svg:d="m2593 5254v1246h407" svg:viewBox="0 0 408 1247">
          <text:p/>
        </draw:connector>
        <draw:connector draw:style-name="gr3" draw:text-style-name="P3" draw:layer="layout" svg:x1="2.293cm" svg:y1="7.546cm" svg:x2="3cm" svg:y2="6.5cm" draw:start-shape="id11" draw:start-glue-point="5" draw:end-shape="id1" draw:end-glue-point="3" svg:d="m2293 7546v-1046h707" svg:viewBox="0 0 708 1047">
          <text:p/>
        </draw:connector>
        <draw:connector draw:style-name="gr3" draw:text-style-name="P3" draw:layer="layout" svg:x1="10.8cm" svg:y1="2.9cm" svg:x2="12cm" svg:y2="2.5cm" draw:start-shape="id12" draw:start-glue-point="10" draw:end-shape="id2" draw:end-glue-point="3" svg:d="m10800 2900h601v-400h599" svg:viewBox="0 0 1201 401">
          <text:p/>
        </draw:connector>
        <draw:connector draw:style-name="gr3" draw:text-style-name="P3" draw:layer="layout" svg:x1="10.907cm" svg:y1="1.854cm" svg:x2="11.709cm" svg:y2="2.19cm" draw:start-shape="id13" draw:start-glue-point="9" svg:d="m10907 1854v648h802v-312" svg:viewBox="0 0 803 649">
          <text:p/>
        </draw:connector>
        <draw:connector draw:style-name="gr3" draw:text-style-name="P3" draw:layer="layout" svg:x1="14.2cm" svg:y1="1.8cm" svg:x2="14cm" svg:y2="2cm" draw:start-shape="id14" draw:start-glue-point="8" draw:end-shape="id2" draw:end-glue-point="0" svg:d="m14200 1800v101h-200v99" svg:viewBox="0 0 201 201">
          <text:p/>
        </draw:connector>
        <draw:connector draw:style-name="gr3" draw:text-style-name="P3" draw:layer="layout" svg:x1="18cm" svg:y1="2.1cm" svg:x2="16cm" svg:y2="2.5cm" draw:start-shape="id15" draw:start-glue-point="8" draw:end-shape="id2" draw:end-glue-point="1" svg:d="m18000 2100v400h-2000" svg:viewBox="0 0 2001 401">
          <text:p/>
        </draw:connector>
        <draw:connector draw:style-name="gr3" draw:text-style-name="P3" draw:layer="layout" svg:x1="17.893cm" svg:y1="5.254cm" svg:x2="17cm" svg:y2="6cm" draw:start-shape="id16" draw:start-glue-point="7" draw:end-shape="id3" draw:end-glue-point="0" svg:d="m17893 5254v447h-893v299" svg:viewBox="0 0 894 747">
          <text:p/>
        </draw:connector>
        <draw:connector draw:style-name="gr3" draw:text-style-name="P3" draw:layer="layout" svg:x1="12.7cm" svg:y1="15cm" svg:x2="14cm" svg:y2="14.5cm" draw:start-shape="id17" draw:start-glue-point="4" draw:end-shape="id8" draw:end-glue-point="3" svg:d="m12700 15000v-500h1300" svg:viewBox="0 0 1301 501">
          <text:p/>
        </draw:connector>
        <draw:connector draw:style-name="gr3" draw:text-style-name="P3" draw:layer="layout" svg:x1="15.8cm" svg:y1="15.5cm" svg:x2="16cm" svg:y2="15cm" draw:start-shape="id18" draw:start-glue-point="4" draw:end-shape="id8" draw:end-glue-point="2" svg:d="m15800 15500v-250h200v-250" svg:viewBox="0 0 201 501">
          <text:p/>
        </draw:connector>
        <draw:connector draw:style-name="gr3" draw:text-style-name="P3" draw:layer="layout" svg:x1="24.6cm" svg:y1="13.5cm" svg:x2="26cm" svg:y2="14cm" draw:start-shape="id19" draw:start-glue-point="8" draw:end-shape="id6" draw:end-glue-point="0" svg:d="m24600 13500v251h1400v249" svg:viewBox="0 0 1401 501">
          <text:p/>
        </draw:connector>
        <draw:connector draw:style-name="gr3" draw:text-style-name="P3" draw:layer="layout" svg:x1="27.4cm" svg:y1="13.5cm" svg:x2="26cm" svg:y2="14cm" draw:start-shape="id20" draw:start-glue-point="8" draw:end-shape="id6" draw:end-glue-point="0" svg:d="m27400 13500v251h-1400v249" svg:viewBox="0 0 1401 501">
          <text:p/>
        </draw:connector>
        <draw:connector draw:style-name="gr3" draw:text-style-name="P3" draw:layer="layout" svg:x1="25.42cm" svg:y1="15.646cm" svg:x2="26cm" svg:y2="15cm" draw:start-shape="id21" draw:start-glue-point="11" draw:end-shape="id6" draw:end-glue-point="2" svg:d="m25420 15646v-396h580v-250" svg:viewBox="0 0 581 647">
          <text:p/>
        </draw:connector>
        <draw:connector draw:style-name="gr3" draw:text-style-name="P3" draw:layer="layout" svg:x1="27.3cm" svg:y1="15.6cm" svg:x2="26cm" svg:y2="15cm" draw:start-shape="id22" draw:start-glue-point="4" draw:end-shape="id6" draw:end-glue-point="2" svg:d="m27300 15600v-300h-1300v-300" svg:viewBox="0 0 1301 601">
          <text:p/>
        </draw:connector>
        <draw:frame draw:style-name="gr4" draw:layer="layout" svg:width="0.853cm" svg:height="0.963cm" svg:x="8.947cm" svg:y="5.4cm">
          <draw:text-box>
            <text:p>1</text:p>
          </draw:text-box>
        </draw:frame>
        <draw:frame draw:style-name="gr4" draw:layer="layout" svg:width="0.959cm" svg:height="0.963cm" svg:x="12.3cm" svg:y="5.637cm">
          <draw:text-box>
            <text:p>N</text:p>
          </draw:text-box>
        </draw:frame>
        <draw:frame draw:style-name="gr4" draw:layer="layout" svg:width="0.959cm" svg:height="0.963cm" svg:x="8.7cm" svg:y="9.5cm">
          <draw:text-box>
            <text:p>N</text:p>
          </draw:text-box>
        </draw:frame>
        <draw:frame draw:style-name="gr4" draw:layer="layout" svg:width="0.959cm" svg:height="0.963cm" svg:x="18.9cm" svg:y="13.537cm">
          <draw:text-box>
            <text:p>N</text:p>
          </draw:text-box>
        </draw:frame>
        <draw:frame draw:style-name="gr4" draw:layer="layout" svg:width="0.959cm" svg:height="0.963cm" svg:x="22.2cm" svg:y="9.9cm">
          <draw:text-box>
            <text:p>N</text:p>
          </draw:text-box>
        </draw:frame>
        <draw:frame draw:style-name="gr4" draw:layer="layout" svg:width="0.853cm" svg:height="0.963cm" svg:x="12.4cm" svg:y="9.5cm">
          <draw:text-box>
            <text:p>1</text:p>
          </draw:text-box>
        </draw:frame>
        <draw:frame draw:style-name="gr4" draw:layer="layout" svg:width="0.853cm" svg:height="0.963cm" svg:x="22.3cm" svg:y="13.5cm">
          <draw:text-box>
            <text:p>1</text:p>
          </draw:text-box>
        </draw:frame>
        <draw:frame draw:style-name="gr4" draw:layer="layout" svg:width="0.853cm" svg:height="0.963cm" svg:x="22.2cm" svg:y="6.237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2:51:17.521000000</meta:creation-date>
    <dc:date>2013-11-18T13:22:34.269000000</dc:date>
    <meta:editing-duration>PT26M44S</meta:editing-duration>
    <meta:editing-cycles>4</meta:editing-cycles>
    <meta:generator>LibreOffice/4.1.3.2$Windows_x86 LibreOffice_project/70feb7d99726f064edab4605a8ab840c50ec57a</meta:generator>
    <meta:document-statistic meta:object-count="53"/>
  </office:meta>
</office:document-meta>
</file>